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35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rou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eigen-space meth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ergy criter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pected shortest pat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er experience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nge im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put-output linear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al tim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tinuous sim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tion synchron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ne motion strate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al energy path pla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zz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c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f-tuning pid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er-centered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ll-cli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th-fi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zzy comprehensive evalu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nted circuit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bstacle det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algorit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vex distance fun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pology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trol algorit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stems softw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get follo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operative mobile manip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lind signal sep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ult detection and iso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tion pla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mage synthe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grated planning and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activ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sistive technology : ageing socie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sual system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ech-based inte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ltidimensional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al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zzy expert system she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th planning ... et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zzy speech recog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ch reinforcement lear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ll cli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's mo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ic manipulat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tion sim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habilitation robotics : walking ai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man-contro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lking machi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rapeutic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s in organiz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ics and edu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be-crawling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ic compa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sisting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rsona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tworked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versationa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 arm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al-time motion plan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al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s for elder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gged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mobile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sk-oriented robot contr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-like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king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ic tas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 robot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 motion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sistive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ot-ai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e algebr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arbox shell production l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cuum adhe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me warpin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chitectural descrip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ction cu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ce shutt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tal mesorectal exci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olutionary biolog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stric bypas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d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ket-driv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gative pressu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iver assist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ntryagin's maximum princip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ghted reg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dical applianc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strointestinal surge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oreograph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lia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iatric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ified h-bridge circui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uster valid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monic functio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i mod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ubins c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cessi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meostas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tical w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tial langua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lking aid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tructive educ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romotor rehabilit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utral buoya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ail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rt assembl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ce st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rch engi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737">
          <table:table-cell table:style-name="ce1"/>
          <table:table-cell table:number-columns-repeated="1023"/>
        </table:table-row>
        <table:table-row table:style-name="ro2" table:number-rows-repeated="10467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09:56:51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11:51.114820690</meta:creation-date>
    <dc:date>2017-08-18T10:07:00.330000000</dc:date>
    <meta:editing-duration>P1DT1H39M25S</meta:editing-duration>
    <meta:editing-cycles>7</meta:editing-cycles>
    <meta:generator>LibreOffice/5.2.7.2$Windows_x86 LibreOffice_project/2b7f1e640c46ceb28adf43ee075a6e8b8439ed10</meta:generator>
    <meta:document-statistic meta:table-count="1" meta:cell-count="460" meta:object-count="0"/>
  </office:meta>
</office:document-meta>
</file>